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32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23"/>
  </office:automatic-styles>
  <office:body>
    <office:spreadsheet>
      <table:table table:name="Oz 3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Criterion: Min MS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Criterion: Max sum abs W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Criterion: Min MSE ST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>
            <text:p>Subject</text:p>
          </table:table-cell>
          <table:table-cell office:value-type="string">
            <text:p>Period</text:p>
          </table:table-cell>
          <table:table-cell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office:value-type="string">
            <text:p>Accuracy</text:p>
          </table:table-cell>
          <table:table-cell office:value-type="string">
            <text:p>ITR</text:p>
          </table:table-cell>
          <table:table-cell table:number-columns-repeated="2"/>
        </table:table-row>
        <table:table-row table:style-name="ro1"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77">
            <text:p>0.77</text:p>
          </table:table-cell>
          <table:table-cell office:value-type="float" office:value="50.62">
            <text:p>50.62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66">
            <text:p>0.66</text:p>
          </table:table-cell>
          <table:table-cell office:value-type="float" office:value="32.88">
            <text:p>32.88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53">
            <text:p>0.53</text:p>
          </table:table-cell>
          <table:table-cell office:value-type="float" office:value="14.97">
            <text:p>14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8">
            <text:p>0.68</text:p>
          </table:table-cell>
          <table:table-cell office:value-type="float" office:value="34.86">
            <text:p>34.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28.19">
            <text:p>28.1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">
            <text:p>0.6</text:p>
          </table:table-cell>
          <table:table-cell office:value-type="float" office:value="23.87">
            <text:p>23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 office:value-type="float" office:value="16.62">
            <text:p>16.6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6">
            <text:p>0.56</text:p>
          </table:table-cell>
          <table:table-cell office:value-type="float" office:value="18.92">
            <text:p>18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8.05">
            <text:p>8.05</text:p>
          </table:table-cell>
          <table:table-cell table:number-columns-repeated="2"/>
        </table:table-row>
        <table:table-row table:style-name="ro1"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5.67">
            <text:p>85.67</text:p>
          </table:table-cell>
          <table:table-cell/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93">
            <text:p>0.93</text:p>
          </table:table-cell>
          <table:table-cell office:value-type="float" office:value="91.51">
            <text:p>91.51</text:p>
          </table:table-cell>
          <table:table-cell/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78.47">
            <text:p>78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3">
            <text:p>0.83</text:p>
          </table:table-cell>
          <table:table-cell office:value-type="float" office:value="64.17">
            <text:p>64.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9">
            <text:p>0.79</text:p>
          </table:table-cell>
          <table:table-cell office:value-type="float" office:value="55.78">
            <text:p>55.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1">
            <text:p>0.61</text:p>
          </table:table-cell>
          <table:table-cell office:value-type="float" office:value="25.33">
            <text:p>25.3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  <table:table-cell office:value-type="float" office:value="42.84">
            <text:p>42.8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7">
            <text:p>0.57</text:p>
          </table:table-cell>
          <table:table-cell office:value-type="float" office:value="20.13">
            <text:p>20.13</text:p>
          </table:table-cell>
          <table:table-cell table:number-columns-repeated="2"/>
        </table:table-row>
        <table:table-row table:style-name="ro1"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62">
            <text:p>0.62</text:p>
          </table:table-cell>
          <table:table-cell office:value-type="float" office:value="26.42">
            <text:p>26.42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56">
            <text:p>0.56</text:p>
          </table:table-cell>
          <table:table-cell office:value-type="float" office:value="19.17">
            <text:p>19.17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11.86">
            <text:p>11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6">
            <text:p>0.46</text:p>
          </table:table-cell>
          <table:table-cell office:value-type="float" office:value="8.58">
            <text:p>8.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5.8">
            <text:p>5.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8">
            <text:p>0.38</text:p>
          </table:table-cell>
          <table:table-cell office:value-type="float" office:value="3.54">
            <text:p>3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 office:value-type="float" office:value="16.62">
            <text:p>16.6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7">
            <text:p>0.47</text:p>
          </table:table-cell>
          <table:table-cell office:value-type="float" office:value="9.7">
            <text:p>9.7</text:p>
          </table:table-cell>
          <table:table-cell table:number-columns-repeated="2"/>
        </table:table-row>
        <table:table-row table:style-name="ro1"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80.21">
            <text:p>80.21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81.99">
            <text:p>81.99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83">
            <text:p>0.83</text:p>
          </table:table-cell>
          <table:table-cell office:value-type="float" office:value="64.17">
            <text:p>64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1">
            <text:p>0.71</text:p>
          </table:table-cell>
          <table:table-cell office:value-type="float" office:value="40.1">
            <text:p>40.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50.62">
            <text:p>50.6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30.02">
            <text:p>3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1">
            <text:p>0.61</text:p>
          </table:table-cell>
          <table:table-cell office:value-type="float" office:value="25.33">
            <text:p>25.3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  <table:table-cell table:number-columns-repeated="2"/>
        </table:table-row>
        <table:table-row table:style-name="ro1"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92">
            <text:p>0.92</text:p>
          </table:table-cell>
          <table:table-cell office:value-type="float" office:value="87.57">
            <text:p>87.57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92">
            <text:p>0.92</text:p>
          </table:table-cell>
          <table:table-cell office:value-type="float" office:value="87.57">
            <text:p>87.57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84">
            <text:p>0.84</text:p>
          </table:table-cell>
          <table:table-cell office:value-type="float" office:value="67.15">
            <text:p>67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8">
            <text:p>0.8</text:p>
          </table:table-cell>
          <table:table-cell office:value-type="float" office:value="58.49">
            <text:p>58.4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5">
            <text:p>0.85</text:p>
          </table:table-cell>
          <table:table-cell office:value-type="float" office:value="68.68">
            <text:p>68.6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54.46">
            <text:p>54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23.97">
            <text:p>23.9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78">
            <text:p>0.78</text:p>
          </table:table-cell>
          <table:table-cell office:value-type="float" office:value="52.55">
            <text:p>52.5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office:value-type="float" office:value="14.46">
            <text:p>14.46</text:p>
          </table:table-cell>
          <table:table-cell table:number-columns-repeated="2"/>
        </table:table-row>
        <table:table-row table:style-name="ro1"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63">
            <text:p>0.63</text:p>
          </table:table-cell>
          <table:table-cell office:value-type="float" office:value="28.19">
            <text:p>28.19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67">
            <text:p>0.67</text:p>
          </table:table-cell>
          <table:table-cell office:value-type="float" office:value="33.86">
            <text:p>33.86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11.86">
            <text:p>11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float" office:value="22.24">
            <text:p>22.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8">
            <text:p>0.58</text:p>
          </table:table-cell>
          <table:table-cell office:value-type="float" office:value="21.45">
            <text:p>21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number-columns-repeated="2"/>
        </table:table-row>
        <table:table-row table:style-name="ro1"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67">
            <text:p>0.67</text:p>
          </table:table-cell>
          <table:table-cell office:value-type="float" office:value="33.86">
            <text:p>33.86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63">
            <text:p>0.63</text:p>
          </table:table-cell>
          <table:table-cell office:value-type="float" office:value="27.29">
            <text:p>27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6">
            <text:p>0.46</text:p>
          </table:table-cell>
          <table:table-cell office:value-type="float" office:value="8.58">
            <text:p>8.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  <table:table-cell table:number-columns-repeated="2"/>
        </table:table-row>
        <table:table-row table:style-name="ro1"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5.67">
            <text:p>85.67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78.47">
            <text:p>78.47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84">
            <text:p>0.84</text:p>
          </table:table-cell>
          <table:table-cell office:value-type="float" office:value="65.64">
            <text:p>65.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9">
            <text:p>0.79</text:p>
          </table:table-cell>
          <table:table-cell office:value-type="float" office:value="55.78">
            <text:p>55.7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23.97">
            <text:p>23.9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7">
            <text:p>0.67</text:p>
          </table:table-cell>
          <table:table-cell office:value-type="float" office:value="34.27">
            <text:p>34.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</table:table-row>
        <table:table-row table:style-name="ro1"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80.21">
            <text:p>80.21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88">
            <text:p>0.88</text:p>
          </table:table-cell>
          <table:table-cell office:value-type="float" office:value="76.76">
            <text:p>76.76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  <table:table-cell office:value-type="float" office:value="68.68">
            <text:p>68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6">
            <text:p>0.76</text:p>
          </table:table-cell>
          <table:table-cell office:value-type="float" office:value="49.38">
            <text:p>49.3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3">
            <text:p>0.83</text:p>
          </table:table-cell>
          <table:table-cell office:value-type="float" office:value="64.17">
            <text:p>64.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48.15">
            <text:p>48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office:value-type="float" office:value="14.46">
            <text:p>14.4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9">
            <text:p>0.69</text:p>
          </table:table-cell>
          <table:table-cell office:value-type="float" office:value="37.57">
            <text:p>37.5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6">
            <text:p>0.46</text:p>
          </table:table-cell>
          <table:table-cell office:value-type="float" office:value="8.86">
            <text:p>8.86</text:p>
          </table:table-cell>
          <table:table-cell table:number-columns-repeated="2"/>
        </table:table-row>
        <table:table-row table:style-name="ro1"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65">
            <text:p>0.65</text:p>
          </table:table-cell>
          <table:table-cell office:value-type="float" office:value="30.95">
            <text:p>30.95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58">
            <text:p>0.58</text:p>
          </table:table-cell>
          <table:table-cell office:value-type="float" office:value="20.68">
            <text:p>20.68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68">
            <text:p>13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9">
            <text:p>0.49</text:p>
          </table:table-cell>
          <table:table-cell office:value-type="float" office:value="11.28">
            <text:p>11.2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1">
            <text:p>0.41</text:p>
          </table:table-cell>
          <table:table-cell office:value-type="float" office:value="5.39">
            <text:p>5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7">
            <text:p>0.47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3">
            <text:p>0.43</text:p>
          </table:table-cell>
          <table:table-cell office:value-type="float" office:value="6.54">
            <text:p>6.5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86">
            <text:p>0.86</text:p>
          </table:table-cell>
          <table:table-cell office:value-type="float" office:value="71.82">
            <text:p>71.82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87">
            <text:p>0.87</text:p>
          </table:table-cell>
          <table:table-cell office:value-type="float" office:value="75.08">
            <text:p>75.08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77">
            <text:p>0.77</text:p>
          </table:table-cell>
          <table:table-cell office:value-type="float" office:value="51.88">
            <text:p>51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5">
            <text:p>0.75</text:p>
          </table:table-cell>
          <table:table-cell office:value-type="float" office:value="46.95">
            <text:p>46.9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53.16">
            <text:p>53.1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27.29">
            <text:p>27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1">
            <text:p>0.51</text:p>
          </table:table-cell>
          <table:table-cell office:value-type="float" office:value="13.44">
            <text:p>13.4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7">
            <text:p>0.57</text:p>
          </table:table-cell>
          <table:table-cell office:value-type="float" office:value="20.13">
            <text:p>20.1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  <table:table-cell table:number-columns-repeated="2"/>
        </table:table-row>
        <table:table-row table:style-name="ro1"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5.67">
            <text:p>85.67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93">
            <text:p>0.93</text:p>
          </table:table-cell>
          <table:table-cell office:value-type="float" office:value="91.51">
            <text:p>91.51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88">
            <text:p>0.88</text:p>
          </table:table-cell>
          <table:table-cell office:value-type="float" office:value="76.76">
            <text:p>76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6">
            <text:p>0.76</text:p>
          </table:table-cell>
          <table:table-cell office:value-type="float" office:value="49.38">
            <text:p>49.3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office:value-type="float" office:value="62.71">
            <text:p>62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50.62">
            <text:p>50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17.75">
            <text:p>17.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5">
            <text:p>0.65</text:p>
          </table:table-cell>
          <table:table-cell office:value-type="float" office:value="31.13">
            <text:p>31.1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</table:table-row>
        <table:table-row table:style-name="ro1"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3.81">
            <text:p>83.81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92">
            <text:p>0.92</text:p>
          </table:table-cell>
          <table:table-cell office:value-type="float" office:value="87.57">
            <text:p>87.57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86">
            <text:p>0.86</text:p>
          </table:table-cell>
          <table:table-cell office:value-type="float" office:value="71.82">
            <text:p>71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50.62">
            <text:p>50.6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3">
            <text:p>0.83</text:p>
          </table:table-cell>
          <table:table-cell office:value-type="float" office:value="64.17">
            <text:p>64.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3">
            <text:p>0.53</text:p>
          </table:table-cell>
          <table:table-cell office:value-type="float" office:value="15.52">
            <text:p>15.5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6">
            <text:p>0.66</text:p>
          </table:table-cell>
          <table:table-cell office:value-type="float" office:value="32.68">
            <text:p>32.6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17.75">
            <text:p>17.75</text:p>
          </table:table-cell>
          <table:table-cell table:number-columns-repeated="2"/>
        </table:table-row>
        <table:table-row table:style-name="ro1"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84">
            <text:p>0.84</text:p>
          </table:table-cell>
          <table:table-cell office:value-type="float" office:value="65.64">
            <text:p>65.64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75">
            <text:p>0.75</text:p>
          </table:table-cell>
          <table:table-cell office:value-type="float" office:value="46.95">
            <text:p>46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9.17">
            <text:p>19.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9">
            <text:p>0.49</text:p>
          </table:table-cell>
          <table:table-cell office:value-type="float" office:value="11.86">
            <text:p>11.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10.15">
            <text:p>1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office:value-type="float" office:value="14.46">
            <text:p>14.4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8">
            <text:p>0.48</text:p>
          </table:table-cell>
          <table:table-cell office:value-type="float" office:value="10.58">
            <text:p>10.58</text:p>
          </table:table-cell>
          <table:table-cell table:number-columns-repeated="2"/>
        </table:table-row>
        <table:table-row table:style-name="ro1"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77">
            <text:p>0.77</text:p>
          </table:table-cell>
          <table:table-cell office:value-type="float" office:value="51.88">
            <text:p>51.88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71">
            <text:p>0.71</text:p>
          </table:table-cell>
          <table:table-cell office:value-type="float" office:value="40.1">
            <text:p>40.1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65">
            <text:p>0.65</text:p>
          </table:table-cell>
          <table:table-cell office:value-type="float" office:value="30.02">
            <text:p>3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30.95">
            <text:p>30.9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27.29">
            <text:p>27.2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14.97">
            <text:p>14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8.05">
            <text:p>8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</table:table-row>
        <table:table-row table:style-name="ro1"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61">
            <text:p>0.61</text:p>
          </table:table-cell>
          <table:table-cell office:value-type="float" office:value="24.7">
            <text:p>24.7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9">
            <text:p>0.49</text:p>
          </table:table-cell>
          <table:table-cell office:value-type="float" office:value="11.28">
            <text:p>11.2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3">
            <text:p>0.43</text:p>
          </table:table-cell>
          <table:table-cell office:value-type="float" office:value="6.67">
            <text:p>6.6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4">
            <text:p>0.34</text:p>
          </table:table-cell>
          <table:table-cell office:value-type="float" office:value="1.58">
            <text:p>1.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86">
            <text:p>0.86</text:p>
          </table:table-cell>
          <table:table-cell office:value-type="float" office:value="71.82">
            <text:p>71.82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8">
            <text:p>0.8</text:p>
          </table:table-cell>
          <table:table-cell office:value-type="float" office:value="57.12">
            <text:p>57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2">
            <text:p>0.62</text:p>
          </table:table-cell>
          <table:table-cell office:value-type="float" office:value="26.42">
            <text:p>26.4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4">
            <text:p>0.54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8.05">
            <text:p>8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5">
            <text:p>0.45</text:p>
          </table:table-cell>
          <table:table-cell office:value-type="float" office:value="8.05">
            <text:p>8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6">
            <text:p>0.36</text:p>
          </table:table-cell>
          <table:table-cell office:value-type="float" office:value="2.45">
            <text:p>2.45</text:p>
          </table:table-cell>
          <table:table-cell table:number-columns-repeated="2"/>
        </table:table-row>
        <table:table-row table:style-name="ro1"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C3];[.C6];[.C9];[.C12];[.C15];[.C18];[.C21];[.C24];[.C27];[.C30];[.C33];[.C36];[.C39];[.C42];[.C45];[.C48];[.C51])" office:value-type="float" office:value="0.801176470588235">
            <text:p>0.80</text:p>
          </table:table-cell>
          <table:table-cell table:style-name="ce2" table:formula="of:=AVERAGE([.D3];[.D6];[.D9];[.D12];[.D15];[.D18];[.D21];[.D24];[.D27];[.D30];[.D33];[.D36];[.D39];[.D42];[.D45];[.D48];[.D51])" office:value-type="float" office:value="61.4535294117647">
            <text:p>61.45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H3];[.H6];[.H9];[.H12];[.H15];[.H18];[.H21];[.H24];[.H27];[.H30];[.H33];[.H36];[.H39];[.H42];[.H45];[.H48];[.H51])" office:value-type="float" office:value="0.763529411764706">
            <text:p>0.76</text:p>
          </table:table-cell>
          <table:table-cell table:style-name="ce2" table:formula="of:=AVERAGE([.I3];[.I6];[.I9];[.I12];[.I15];[.I18];[.I21];[.I24];[.I27];[.I30];[.I33];[.I36];[.I39];[.I42];[.I45];[.I48];[.I51])" office:value-type="float" office:value="55.8076470588235">
            <text:p>55.81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M3];[.M6];[.M9];[.M12];[.M15];[.M18];[.M21];[.M24];[.M27];[.M30];[.M33];[.M36];[.M39];[.M42];[.M45];[.M48];[.M51])" office:value-type="float" office:value="0.709411764705882">
            <text:p>0.71</text:p>
          </table:table-cell>
          <table:table-cell table:style-name="ce2" table:formula="of:=AVERAGE([.N3];[.N6];[.N9];[.N12];[.N15];[.N18];[.N21];[.N24];[.N27];[.N30];[.N33];[.N36];[.N39];[.N42];[.N45];[.N48];[.N51])" office:value-type="float" office:value="45.0823529411765">
            <text:p>45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AVERAGE([.C4];[.C7];[.C10];[.C13];[.C16];[.C19];[.C22];[.C25];[.C28];[.C31];[.C34];[.C37];[.C40];[.C43];[.C46];[.C49];[.C52])" office:value-type="float" office:value="0.66">
            <text:p>0.66</text:p>
          </table:table-cell>
          <table:table-cell table:style-name="ce2" table:formula="of:=AVERAGE([.D4];[.D7];[.D10];[.D13];[.D16];[.D19];[.D22];[.D25];[.D28];[.D31];[.D34];[.D37];[.D40];[.D43];[.D46];[.D49];[.D52])" office:value-type="float" office:value="34.81">
            <text:p>34.81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table:formula="of:=AVERAGE([.H4];[.H7];[.H10];[.H13];[.H16];[.H19];[.H22];[.H25];[.H28];[.H31];[.H34];[.H37];[.H40];[.H43];[.H46];[.H49];[.H52])" office:value-type="float" office:value="0.658235294117647">
            <text:p>0.66</text:p>
          </table:table-cell>
          <table:table-cell table:style-name="ce2" table:formula="of:=AVERAGE([.I4];[.I7];[.I10];[.I13];[.I16];[.I19];[.I22];[.I25];[.I28];[.I31];[.I34];[.I37];[.I40];[.I43];[.I46];[.I49];[.I52])" office:value-type="float" office:value="36.8576470588235">
            <text:p>36.86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table:formula="of:=AVERAGE([.M4];[.M7];[.M10];[.M13];[.M16];[.M19];[.M22];[.M25];[.M28];[.M31];[.M34];[.M37];[.M40];[.M43];[.M46];[.M49];[.M52])" office:value-type="float" office:value="0.591176470588235">
            <text:p>0.59</text:p>
          </table:table-cell>
          <table:table-cell table:style-name="ce2" table:formula="of:=AVERAGE([.N4];[.N7];[.N10];[.N13];[.N16];[.N19];[.N22];[.N25];[.N28];[.N31];[.N34];[.N37];[.N40];[.N43];[.N46];[.N49];[.N52])" office:value-type="float" office:value="26.3764705882353">
            <text:p>26.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AVERAGE([.C5];[.C8];[.C11];[.C14];[.C17];[.C20];[.C23];[.C26];[.C29];[.C32];[.C35];[.C38];[.C41];[.C44];[.C47];[.C50];[.C53])" office:value-type="float" office:value="0.488235294117647">
            <text:p>0.49</text:p>
          </table:table-cell>
          <table:table-cell table:style-name="ce2" table:formula="of:=AVERAGE([.D5];[.D8];[.D11];[.D14];[.D17];[.D20];[.D23];[.D26];[.D29];[.D32];[.D35];[.D38];[.D41];[.D44];[.D47];[.D50];[.D53])" office:value-type="float" office:value="12.9411764705882">
            <text:p>12.94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table:formula="of:=AVERAGE([.H5];[.H8];[.H11];[.H14];[.H17];[.H20];[.H23];[.H26];[.H29];[.H32];[.H35];[.H38];[.H41];[.H44];[.H47];[.H50];[.H53])" office:value-type="float" office:value="0.555294117647059">
            <text:p>0.56</text:p>
          </table:table-cell>
          <table:table-cell table:style-name="ce2" table:formula="of:=AVERAGE([.I5];[.I8];[.I11];[.I14];[.I17];[.I20];[.I23];[.I26];[.I29];[.I32];[.I35];[.I38];[.I41];[.I44];[.I47];[.I50];[.I53])" office:value-type="float" office:value="20.9988235294118">
            <text:p>21.0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table:formula="of:=AVERAGE([.M5];[.M8];[.M11];[.M14];[.M17];[.M20];[.M23];[.M26];[.M29];[.M32];[.M35];[.M38];[.M41];[.M44];[.M47];[.M50];[.M53])" office:value-type="float" office:value="0.429411764705882">
            <text:p>0.43</text:p>
          </table:table-cell>
          <table:table-cell table:style-name="ce2" table:formula="of:=AVERAGE([.N5];[.N8];[.N11];[.N14];[.N17];[.N20];[.N23];[.N26];[.N29];[.N32];[.N35];[.N38];[.N41];[.N44];[.N47];[.N50];[.N53])" office:value-type="float" office:value="8.02411764705883">
            <text:p>8.02</text:p>
          </table:table-cell>
          <table:table-cell table:number-columns-repeated="2"/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01 3s" table:style-name="ta1" table:print="false">
        <table:table-column table:style-name="co1" table:number-columns-repeated="7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Criterion: Min MS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Criterion: Max sum abs W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Criterion: Min MSE STD</text:p>
          </table:table-cell>
          <table:covered-table-cell table:number-columns-repeated="3"/>
        </table:table-row>
        <table:table-row table:style-name="ro1">
          <table:table-cell office:value-type="string">
            <text:p>Subject</text:p>
          </table:table-cell>
          <table:table-cell office:value-type="string">
            <text:p>Period</text:p>
          </table:table-cell>
          <table:table-cell table:style-name="ce2"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table:style-name="ce2" office:value-type="string">
            <text:p>Accuracy</text:p>
          </table:table-cell>
          <table:table-cell office:value-type="string">
            <text:p>ITR</text:p>
          </table:table-cell>
        </table:table-row>
        <table:table-row table:style-name="ro1"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11.86">
            <text:p>11.86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46">
            <text:p>0.46</text:p>
          </table:table-cell>
          <table:table-cell office:value-type="float" office:value="9.09">
            <text:p>9.09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office:value-type="float" office:value="2.91">
            <text:p>2.9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3">
            <text:p>0.43</text:p>
          </table:table-cell>
          <table:table-cell office:value-type="float" office:value="6.54">
            <text:p>6.5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8">
            <text:p>0.28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80.21">
            <text:p>80.21</text:p>
          </table:table-cell>
          <table:table-cell/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88">
            <text:p>0.88</text:p>
          </table:table-cell>
          <table:table-cell office:value-type="float" office:value="76.76">
            <text:p>76.76</text:p>
          </table:table-cell>
          <table:table-cell/>
          <table:table-cell office:value-type="string">
            <text:p>andre</text:p>
          </table:table-cell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  <table:table-cell office:value-type="float" office:value="68.68">
            <text:p>68.6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office:value-type="float" office:value="62.71">
            <text:p>62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54.46">
            <text:p>54.4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6">
            <text:p>0.76</text:p>
          </table:table-cell>
          <table:table-cell office:value-type="float" office:value="49.38">
            <text:p>49.3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23.97">
            <text:p>23.9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9">
            <text:p>0.69</text:p>
          </table:table-cell>
          <table:table-cell office:value-type="float" office:value="37.57">
            <text:p>37.5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17.75">
            <text:p>17.75</text:p>
          </table:table-cell>
        </table:table-row>
        <table:table-row table:style-name="ro1"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32">
            <text:p>0.32</text:p>
          </table:table-cell>
          <table:table-cell office:value-type="float" office:value="0.97">
            <text:p>0.97</text:p>
          </table:table-cell>
          <table:table-cell/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/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21">
            <text:p>0.2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2">
            <text:p>0.52</text:p>
          </table:table-cell>
          <table:table-cell office:value-type="float" office:value="14.32">
            <text:p>14.3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2">
            <text:p>0.52</text:p>
          </table:table-cell>
          <table:table-cell office:value-type="float" office:value="14.46">
            <text:p>14.4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1">
            <text:p>0.51</text:p>
          </table:table-cell>
          <table:table-cell office:value-type="float" office:value="13.44">
            <text:p>13.4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</table:table-row>
        <table:table-row table:style-name="ro1"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88">
            <text:p>0.88</text:p>
          </table:table-cell>
          <table:table-cell office:value-type="float" office:value="76.76">
            <text:p>76.76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84">
            <text:p>0.84</text:p>
          </table:table-cell>
          <table:table-cell office:value-type="float" office:value="67.15">
            <text:p>67.15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83">
            <text:p>0.83</text:p>
          </table:table-cell>
          <table:table-cell office:value-type="float" office:value="64.17">
            <text:p>64.1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">
            <text:p>0.7</text:p>
          </table:table-cell>
          <table:table-cell office:value-type="float" office:value="39.02">
            <text:p>39.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8">
            <text:p>0.68</text:p>
          </table:table-cell>
          <table:table-cell office:value-type="float" office:value="35.88">
            <text:p>35.8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  <table:table-cell office:value-type="float" office:value="28.19">
            <text:p>28.1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17.75">
            <text:p>17.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</table:table-row>
        <table:table-row table:style-name="ro1"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92">
            <text:p>0.92</text:p>
          </table:table-cell>
          <table:table-cell office:value-type="float" office:value="87.57">
            <text:p>87.57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9">
            <text:p>0.90</text:p>
          </table:table-cell>
          <table:table-cell office:value-type="float" office:value="81.99">
            <text:p>81.99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9">
            <text:p>0.9</text:p>
          </table:table-cell>
          <table:table-cell office:value-type="float" office:value="81.99">
            <text:p>81.9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9">
            <text:p>0.79</text:p>
          </table:table-cell>
          <table:table-cell office:value-type="float" office:value="55.78">
            <text:p>55.7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54.46">
            <text:p>54.4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9">
            <text:p>0.59</text:p>
          </table:table-cell>
          <table:table-cell office:value-type="float" office:value="22.65">
            <text:p>22.6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  <table:table-cell office:value-type="float" office:value="42.84">
            <text:p>42.8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4">
            <text:p>0.54</text:p>
          </table:table-cell>
          <table:table-cell office:value-type="float" office:value="16.62">
            <text:p>16.62</text:p>
          </table:table-cell>
        </table:table-row>
        <table:table-row table:style-name="ro1"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54">
            <text:p>0.54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68">
            <text:p>13.68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11.28">
            <text:p>11.2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10.15">
            <text:p>1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54">
            <text:p>0.54</text:p>
          </table:table-cell>
          <table:table-cell office:value-type="float" office:value="16.31">
            <text:p>16.31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5">
            <text:p>0.50</text:p>
          </table:table-cell>
          <table:table-cell office:value-type="float" office:value="12.45">
            <text:p>12.45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6">
            <text:p>0.36</text:p>
          </table:table-cell>
          <table:table-cell office:value-type="float" office:value="2.61">
            <text:p>2.6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.06">
            <text:p>2.0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6">
            <text:p>0.36</text:p>
          </table:table-cell>
          <table:table-cell office:value-type="float" office:value="2.61">
            <text:p>2.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61">
            <text:p>0.61</text:p>
          </table:table-cell>
          <table:table-cell office:value-type="float" office:value="24.7">
            <text:p>24.7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5">
            <text:p>0.50</text:p>
          </table:table-cell>
          <table:table-cell office:value-type="float" office:value="12.45">
            <text:p>12.45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10.15">
            <text:p>1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">
            <text:p>0.40</text:p>
          </table:table-cell>
          <table:table-cell office:value-type="float" office:value="4.61">
            <text:p>4.6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office:value-type="float" office:value="4.61">
            <text:p>4.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2">
            <text:p>0.42</text:p>
          </table:table-cell>
          <table:table-cell office:value-type="float" office:value="5.85">
            <text:p>5.8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86">
            <text:p>0.86</text:p>
          </table:table-cell>
          <table:table-cell office:value-type="float" office:value="71.82">
            <text:p>71.82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8">
            <text:p>0.80</text:p>
          </table:table-cell>
          <table:table-cell office:value-type="float" office:value="57.12">
            <text:p>57.12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77">
            <text:p>0.77</text:p>
          </table:table-cell>
          <table:table-cell office:value-type="float" office:value="51.88">
            <text:p>51.8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1.2">
            <text:p>41.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1">
            <text:p>0.61</text:p>
          </table:table-cell>
          <table:table-cell office:value-type="float" office:value="25.55">
            <text:p>25.5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6">
            <text:p>0.56</text:p>
          </table:table-cell>
          <table:table-cell office:value-type="float" office:value="18.92">
            <text:p>18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5.8">
            <text:p>5.8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41">
            <text:p>0.41</text:p>
          </table:table-cell>
          <table:table-cell office:value-type="float" office:value="4.99">
            <text:p>4.99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39">
            <text:p>0.39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1">
            <text:p>0.41</text:p>
          </table:table-cell>
          <table:table-cell office:value-type="float" office:value="5.39">
            <text:p>5.3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3">
            <text:p>0.33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0.96">
            <text:p>0.9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78">
            <text:p>0.78</text:p>
          </table:table-cell>
          <table:table-cell office:value-type="float" office:value="53.16">
            <text:p>53.16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65">
            <text:p>0.65</text:p>
          </table:table-cell>
          <table:table-cell office:value-type="float" office:value="30.95">
            <text:p>30.95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56">
            <text:p>0.56</text:p>
          </table:table-cell>
          <table:table-cell office:value-type="float" office:value="18.43">
            <text:p>18.4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9.17">
            <text:p>19.1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3.43">
            <text:p>3.4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.29">
            <text:p>0.29</text:p>
          </table:table-cell>
        </table:table-row>
        <table:table-row table:style-name="ro1"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5.67">
            <text:p>85.67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94">
            <text:p>0.94</text:p>
          </table:table-cell>
          <table:table-cell office:value-type="float" office:value="93.56">
            <text:p>93.56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91">
            <text:p>0.91</text:p>
          </table:table-cell>
          <table:table-cell office:value-type="float" office:value="83.81">
            <text:p>83.8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8">
            <text:p>0.78</text:p>
          </table:table-cell>
          <table:table-cell office:value-type="float" office:value="54.46">
            <text:p>54.4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84">
            <text:p>0.84</text:p>
          </table:table-cell>
          <table:table-cell office:value-type="float" office:value="65.64">
            <text:p>65.6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6">
            <text:p>0.56</text:p>
          </table:table-cell>
          <table:table-cell office:value-type="float" office:value="18.92">
            <text:p>18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6">
            <text:p>0.66</text:p>
          </table:table-cell>
          <table:table-cell office:value-type="float" office:value="32.68">
            <text:p>32.6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3">
            <text:p>0.43</text:p>
          </table:table-cell>
          <table:table-cell office:value-type="float" office:value="6.54">
            <text:p>6.54</text:p>
          </table:table-cell>
        </table:table-row>
        <table:table-row table:style-name="ro1"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89">
            <text:p>0.89</text:p>
          </table:table-cell>
          <table:table-cell office:value-type="float" office:value="78.47">
            <text:p>78.47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85">
            <text:p>0.85</text:p>
          </table:table-cell>
          <table:table-cell office:value-type="float" office:value="70.24">
            <text:p>70.24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77">
            <text:p>0.77</text:p>
          </table:table-cell>
          <table:table-cell office:value-type="float" office:value="50.62">
            <text:p>50.6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9">
            <text:p>0.79</text:p>
          </table:table-cell>
          <table:table-cell office:value-type="float" office:value="55.78">
            <text:p>55.7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8">
            <text:p>0.48</text:p>
          </table:table-cell>
          <table:table-cell office:value-type="float" office:value="10.58">
            <text:p>10.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4">
            <text:p>0.64</text:p>
          </table:table-cell>
          <table:table-cell office:value-type="float" office:value="29.62">
            <text:p>29.6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43">
            <text:p>0.43</text:p>
          </table:table-cell>
          <table:table-cell office:value-type="float" office:value="6.67">
            <text:p>6.67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6">
            <text:p>0.36</text:p>
          </table:table-cell>
          <table:table-cell office:value-type="float" office:value="2.61">
            <text:p>2.6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magnomonteiro</text:p>
          </table:table-cell>
          <table:table-cell office:value-type="float" office:value="20">
            <text:p>20</text:p>
          </table:table-cell>
          <table:table-cell office:value-type="float" office:value="0.37">
            <text:p>0.37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magnomonteiro</text:p>
          </table:table-cell>
          <table:table-cell office:value-type="float" office:value="20">
            <text:p>20</text:p>
          </table:table-cell>
          <table:table-cell office:value-type="float" office:value="0.36">
            <text:p>0.36</text:p>
          </table:table-cell>
          <table:table-cell office:value-type="float" office:value="2.61">
            <text:p>2.61</text:p>
          </table:table-cell>
          <table:table-cell/>
          <table:table-cell office:value-type="string">
            <text:p>magnomonteiro</text:p>
          </table:table-cell>
          <table:table-cell office:value-type="float" office:value="20">
            <text:p>20</text:p>
          </table:table-cell>
          <table:table-cell office:value-type="float" office:value="0.33">
            <text:p>0.33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.33">
            <text:p>2.3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">
            <text:p>0.30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2">
            <text:p>0.42</text:p>
          </table:table-cell>
          <table:table-cell office:value-type="float" office:value="5.85">
            <text:p>5.8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46">
            <text:p>0.46</text:p>
          </table:table-cell>
          <table:table-cell office:value-type="float" office:value="9.09">
            <text:p>9.09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39">
            <text:p>0.39</text:p>
          </table:table-cell>
          <table:table-cell office:value-type="float" office:value="3.88">
            <text:p>3.88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39">
            <text:p>0.39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9">
            <text:p>0.49</text:p>
          </table:table-cell>
          <table:table-cell office:value-type="float" office:value="11.86">
            <text:p>11.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6">
            <text:p>0.46</text:p>
          </table:table-cell>
          <table:table-cell office:value-type="float" office:value="8.58">
            <text:p>8.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13">
            <text:p>7.1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3.43">
            <text:p>3.4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46">
            <text:p>0.46</text:p>
          </table:table-cell>
          <table:table-cell office:value-type="float" office:value="9.09">
            <text:p>9.09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41">
            <text:p>0.41</text:p>
          </table:table-cell>
          <table:table-cell office:value-type="float" office:value="5.39">
            <text:p>5.3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3">
            <text:p>0.43</text:p>
          </table:table-cell>
          <table:table-cell office:value-type="float" office:value="6.67">
            <text:p>6.6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0.97">
            <text:p>0.9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84">
            <text:p>0.84</text:p>
          </table:table-cell>
          <table:table-cell office:value-type="float" office:value="67.15">
            <text:p>67.15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8">
            <text:p>0.80</text:p>
          </table:table-cell>
          <table:table-cell office:value-type="float" office:value="57.12">
            <text:p>57.12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76">
            <text:p>0.76</text:p>
          </table:table-cell>
          <table:table-cell office:value-type="float" office:value="49.38">
            <text:p>49.3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30.95">
            <text:p>30.9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14.97">
            <text:p>14.9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float" office:value="22.24">
            <text:p>22.2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0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3.43">
            <text:p>3.43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C3];[.C6];[.C9];[.C12];[.C15];[.C18];[.C21];[.C24];[.C27];[.C30];[.C33];[.C36];[.C39];[.C42];[.C45];[.C48];[.C51];[.C54];[.C57])" office:value-type="float" office:value="0.647894736842105">
            <text:p>0.65</text:p>
          </table:table-cell>
          <table:table-cell table:style-name="ce2" table:formula="of:=AVERAGE([.D3];[.D6];[.D9];[.D12];[.D15];[.D18];[.D21];[.D24];[.D27];[.D30];[.D33];[.D36];[.D39];[.D42];[.D45];[.D48];[.D51];[.D54];[.D57])" office:value-type="float" office:value="38.7094736842105">
            <text:p>38.71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formula="of:=AVERAGE([.H3];[.H6];[.H9];[.H12];[.H15];[.H18];[.H21];[.H24];[.H27];[.H30];[.H33];[.H36];[.H39];[.H42];[.H45];[.H48];[.H51];[.H54];[.H57])" office:value-type="float" office:value="0.6">
            <text:p>0.60</text:p>
          </table:table-cell>
          <table:table-cell table:style-name="ce2" table:formula="of:=AVERAGE([.I3];[.I6];[.I9];[.I12];[.I15];[.I18];[.I21];[.I24];[.I27];[.I30];[.I33];[.I36];[.I39];[.I42];[.I45];[.I48];[.I51];[.I54];[.I57])" office:value-type="float" office:value="32.5257894736842">
            <text:p>32.53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M3];[.M6];[.M9];[.M12];[.M15];[.M18];[.M21];[.M24];[.M27];[.M30];[.M33];[.M36];[.M39];[.M42];[.M45];[.M48];[.M51];[.M54];[.M57])" office:value-type="float" office:value="0.580526315789474">
            <text:p>0.58</text:p>
          </table:table-cell>
          <table:table-cell table:style-name="ce2" table:formula="of:=AVERAGE([.N3];[.N6];[.N9];[.N12];[.N15];[.N18];[.N21];[.N24];[.N27];[.N30];[.N33];[.N36];[.N39];[.N42];[.N45];[.N48];[.N51];[.N54];[.N57])" office:value-type="float" office:value="29.5736842105263">
            <text:p>29.5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AVERAGE([.C4];[.C7];[.C10];[.C13];[.C16];[.C19];[.C22];[.C25];[.C28];[.C31];[.C34];[.C37];[.C40];[.C43];[.C46];[.C49];[.C52];[.C55];[.C58])" office:value-type="float" office:value="0.546842105263158">
            <text:p>0.55</text:p>
          </table:table-cell>
          <table:table-cell table:style-name="ce2" table:formula="of:=AVERAGE([.D4];[.D7];[.D10];[.D13];[.D16];[.D19];[.D22];[.D25];[.D28];[.D31];[.D34];[.D37];[.D40];[.D43];[.D46];[.D49];[.D52];[.D55];[.D58])" office:value-type="float" office:value="22.7310526315789">
            <text:p>22.73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AVERAGE([.H4];[.H7];[.H10];[.H13];[.H16];[.H19];[.H22];[.H25];[.H28];[.H31];[.H34];[.H37];[.H40];[.H43];[.H46];[.H49];[.H52];[.H55];[.H58])" office:value-type="float" office:value="0.53578947368421">
            <text:p>0.54</text:p>
          </table:table-cell>
          <table:table-cell table:style-name="ce2" table:formula="of:=AVERAGE([.I4];[.I7];[.I10];[.I13];[.I16];[.I19];[.I22];[.I25];[.I28];[.I31];[.I34];[.I37];[.I40];[.I43];[.I46];[.I49];[.I52];[.I55];[.I58])" office:value-type="float" office:value="21.7468421052632">
            <text:p>21.75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table:formula="of:=AVERAGE([.M4];[.M7];[.M10];[.M13];[.M16];[.M19];[.M22];[.M25];[.M28];[.M31];[.M34];[.M37];[.M40];[.M43];[.M46];[.M49];[.M52];[.M55];[.M58])" office:value-type="float" office:value="0.485263157894737">
            <text:p>0.49</text:p>
          </table:table-cell>
          <table:table-cell table:style-name="ce2" table:formula="of:=AVERAGE([.N4];[.N7];[.N10];[.N13];[.N16];[.N19];[.N22];[.N25];[.N28];[.N31];[.N34];[.N37];[.N40];[.N43];[.N46];[.N49];[.N52];[.N55];[.N58])" office:value-type="float" office:value="16.1736842105263">
            <text:p>16.1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AVERAGE([.C5];[.C8];[.C11];[.C14];[.C17];[.C20];[.C23];[.C26];[.C29];[.C32];[.C35];[.C38];[.C41];[.C44];[.C47];[.C50];[.C53];[.C56];[.C59])" office:value-type="float" office:value="0.421578947368421">
            <text:p>0.42</text:p>
          </table:table-cell>
          <table:table-cell table:style-name="ce2" table:formula="of:=AVERAGE([.D5];[.D8];[.D11];[.D14];[.D17];[.D20];[.D23];[.D26];[.D29];[.D32];[.D35];[.D38];[.D41];[.D44];[.D47];[.D50];[.D53];[.D56];[.D59])" office:value-type="float" office:value="7.77473684210526">
            <text:p>7.7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AVERAGE([.H5];[.H8];[.H11];[.H14];[.H17];[.H20];[.H23];[.H26];[.H29];[.H32];[.H35];[.H38];[.H41];[.H44];[.H47];[.H50];[.H53];[.H56];[.H59])" office:value-type="float" office:value="0.454736842105263">
            <text:p>0.45</text:p>
          </table:table-cell>
          <table:table-cell table:style-name="ce2" table:formula="of:=AVERAGE([.I5];[.I8];[.I11];[.I14];[.I17];[.I20];[.I23];[.I26];[.I29];[.I32];[.I35];[.I38];[.I41];[.I44];[.I47];[.I50];[.I53];[.I56];[.I59])" office:value-type="float" office:value="12.1468421052632">
            <text:p>12.1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table:formula="of:=AVERAGE([.M5];[.M8];[.M11];[.M14];[.M17];[.M20];[.M23];[.M26];[.M29];[.M32];[.M35];[.M38];[.M41];[.M44];[.M47];[.M50];[.M53];[.M56];[.M59])" office:value-type="float" office:value="0.360526315789474">
            <text:p>0.36</text:p>
          </table:table-cell>
          <table:table-cell table:style-name="ce2" table:formula="of:=AVERAGE([.N5];[.N8];[.N11];[.N14];[.N17];[.N20];[.N23];[.N26];[.N29];[.N32];[.N35];[.N38];[.N41];[.N44];[.N47];[.N50];[.N53];[.N56];[.N59])" office:value-type="float" office:value="4.15157894736842">
            <text:p>4.15</text:p>
          </table:table-cell>
        </table:table-row>
        <table:table-row table:style-name="ro1" table:number-rows-repeated="104851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2 3s" table:style-name="ta1" table:print="false">
        <table:table-column table:style-name="co1" table:number-columns-repeated="14" table:default-cell-style-name="Default"/>
        <table:table-row table:style-name="ro1">
          <table:table-cell table:style-name="ce1" office:value-type="string" table:number-columns-spanned="4" table:number-rows-spanned="1">
            <text:p>Criterion: Min MSE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Criterion: Max sum abs W</text:p>
          </table:table-cell>
          <table:covered-table-cell/>
          <table:covered-table-cell table:style-name="ce2"/>
          <table:covered-table-cell/>
          <table:table-cell/>
          <table:table-cell table:style-name="ce1" office:value-type="string" table:number-columns-spanned="4" table:number-rows-spanned="1">
            <text:p>Criterion: Min MSE STD</text:p>
          </table:table-cell>
          <table:covered-table-cell table:number-columns-repeated="3"/>
        </table:table-row>
        <table:table-row table:style-name="ro1">
          <table:table-cell office:value-type="string">
            <text:p>Subject</text:p>
          </table:table-cell>
          <table:table-cell office:value-type="string">
            <text:p>Period</text:p>
          </table:table-cell>
          <table:table-cell table:style-name="ce2"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table:style-name="ce2" office:value-type="string">
            <text:p>Accuracy</text:p>
          </table:table-cell>
          <table:table-cell office:value-type="string">
            <text:p>ITR</text:p>
          </table:table-cell>
          <table:table-cell/>
          <table:table-cell office:value-type="string">
            <text:p>Subject</text:p>
          </table:table-cell>
          <table:table-cell office:value-type="string">
            <text:p>Period</text:p>
          </table:table-cell>
          <table:table-cell table:style-name="ce2" office:value-type="string">
            <text:p>Accuracy</text:p>
          </table:table-cell>
          <table:table-cell office:value-type="string">
            <text:p>ITR</text:p>
          </table:table-cell>
        </table:table-row>
        <table:table-row table:style-name="ro1"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82">
            <text:p>0.82</text:p>
          </table:table-cell>
          <table:table-cell office:value-type="float" office:value="61.28">
            <text:p>61.28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75">
            <text:p>0.75</text:p>
          </table:table-cell>
          <table:table-cell office:value-type="float" office:value="46.95">
            <text:p>46.95</text:p>
          </table:table-cell>
          <table:table-cell/>
          <table:table-cell office:value-type="string">
            <text:p>alessandra</text:p>
          </table:table-cell>
          <table:table-cell office:value-type="float" office:value="20">
            <text:p>20</text:p>
          </table:table-cell>
          <table:table-cell office:value-type="float" office:value="0.7">
            <text:p>0.7</text:p>
          </table:table-cell>
          <table:table-cell office:value-type="float" office:value="37.96">
            <text:p>37.9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7">
            <text:p>0.67</text:p>
          </table:table-cell>
          <table:table-cell office:value-type="float" office:value="33.86">
            <text:p>33.8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6">
            <text:p>0.66</text:p>
          </table:table-cell>
          <table:table-cell office:value-type="float" office:value="31.91">
            <text:p>31.9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office:value-type="float" office:value="17.75">
            <text:p>17.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23.97">
            <text:p>23.9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7">
            <text:p>0.47</text:p>
          </table:table-cell>
          <table:table-cell office:value-type="float" office:value="9.7">
            <text:p>9.7</text:p>
          </table:table-cell>
        </table:table-row>
        <table:table-row table:style-name="ro1"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/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19">
            <text:p>0.19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andres</text:p>
          </table:table-cell>
          <table:table-cell office:value-type="float" office:value="20">
            <text:p>20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4">
            <text:p>0.34</text:p>
          </table:table-cell>
          <table:table-cell office:value-type="float" office:value="1.81">
            <text:p>1.8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9">
            <text:p>0.39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</table:table-row>
        <table:table-row table:style-name="ro1"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7">
            <text:p>0.7</text:p>
          </table:table-cell>
          <table:table-cell office:value-type="float" office:value="37.96">
            <text:p>37.96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58">
            <text:p>0.58</text:p>
          </table:table-cell>
          <table:table-cell office:value-type="float" office:value="20.68">
            <text:p>20.68</text:p>
          </table:table-cell>
          <table:table-cell/>
          <table:table-cell office:value-type="string">
            <text:p>carloslai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9">
            <text:p>0.59</text:p>
          </table:table-cell>
          <table:table-cell office:value-type="float" office:value="22.24">
            <text:p>22.2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</table:table-row>
        <table:table-row table:style-name="ro1"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53">
            <text:p>0.53</text:p>
          </table:table-cell>
          <table:table-cell office:value-type="float" office:value="14.97">
            <text:p>14.97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  <table:table-cell/>
          <table:table-cell office:value-type="string">
            <text:p>celso</text:p>
          </table:table-cell>
          <table:table-cell office:value-type="float" office:value="20">
            <text:p>2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8">
            <text:p>0.38</text:p>
          </table:table-cell>
          <table:table-cell office:value-type="float" office:value="3.54">
            <text:p>3.5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3.43">
            <text:p>3.4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3">
            <text:p>0.43</text:p>
          </table:table-cell>
          <table:table-cell office:value-type="float" office:value="6.54">
            <text:p>6.5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</table:table-row>
        <table:table-row table:style-name="ro1"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66">
            <text:p>0.66</text:p>
          </table:table-cell>
          <table:table-cell office:value-type="float" office:value="31.91">
            <text:p>31.91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/>
          <table:table-cell office:value-type="string">
            <text:p>daniboy</text:p>
          </table:table-cell>
          <table:table-cell office:value-type="float" office:value="20">
            <text:p>2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8">
            <text:p>0.58</text:p>
          </table:table-cell>
          <table:table-cell office:value-type="float" office:value="21.45">
            <text:p>21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4">
            <text:p>0.54</text:p>
          </table:table-cell>
          <table:table-cell office:value-type="float" office:value="16.31">
            <text:p>16.3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7">
            <text:p>0.47</text:p>
          </table:table-cell>
          <table:table-cell office:value-type="float" office:value="9.7">
            <text:p>9.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51">
            <text:p>0.51</text:p>
          </table:table-cell>
          <table:table-cell office:value-type="float" office:value="13.44">
            <text:p>13.4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56">
            <text:p>0.56</text:p>
          </table:table-cell>
          <table:table-cell office:value-type="float" office:value="18.43">
            <text:p>18.43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45">
            <text:p>0.45</text:p>
          </table:table-cell>
          <table:table-cell office:value-type="float" office:value="8.08">
            <text:p>8.08</text:p>
          </table:table-cell>
          <table:table-cell/>
          <table:table-cell office:value-type="string">
            <text:p>doney</text:p>
          </table:table-cell>
          <table:table-cell office:value-type="float" office:value="20">
            <text:p>20</text:p>
          </table:table-cell>
          <table:table-cell office:value-type="float" office:value="0.44">
            <text:p>0.44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9.62">
            <text:p>9.6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10.15">
            <text:p>1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.33">
            <text:p>2.3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6">
            <text:p>0.3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2.02">
            <text:p>2.02</text:p>
          </table:table-cell>
        </table:table-row>
        <table:table-row table:style-name="ro1"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66">
            <text:p>0.66</text:p>
          </table:table-cell>
          <table:table-cell office:value-type="float" office:value="32.88">
            <text:p>32.88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2.24">
            <text:p>22.24</text:p>
          </table:table-cell>
          <table:table-cell/>
          <table:table-cell office:value-type="string">
            <text:p>fernando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7">
            <text:p>0.47</text:p>
          </table:table-cell>
          <table:table-cell office:value-type="float" office:value="9.62">
            <text:p>9.6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13">
            <text:p>7.1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3">
            <text:p>0.43</text:p>
          </table:table-cell>
          <table:table-cell office:value-type="float" office:value="6.67">
            <text:p>6.6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9">
            <text:p>0.39</text:p>
          </table:table-cell>
          <table:table-cell office:value-type="float" office:value="3.98">
            <text:p>3.9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68">
            <text:p>0.68</text:p>
          </table:table-cell>
          <table:table-cell office:value-type="float" office:value="34.86">
            <text:p>34.86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66">
            <text:p>0.66</text:p>
          </table:table-cell>
          <table:table-cell office:value-type="float" office:value="31.91">
            <text:p>31.91</text:p>
          </table:table-cell>
          <table:table-cell/>
          <table:table-cell office:value-type="string">
            <text:p>gilmar</text:p>
          </table:table-cell>
          <table:table-cell office:value-type="float" office:value="20">
            <text:p>20</text:p>
          </table:table-cell>
          <table:table-cell office:value-type="float" office:value="0.61">
            <text:p>0.61</text:p>
          </table:table-cell>
          <table:table-cell office:value-type="float" office:value="25.55">
            <text:p>25.5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30.02">
            <text:p>30.0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1">
            <text:p>0.61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4">
            <text:p>0.54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4">
            <text:p>0.34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2">
            <text:p>0.42</text:p>
          </table:table-cell>
          <table:table-cell office:value-type="float" office:value="5.85">
            <text:p>5.8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</table:table-row>
        <table:table-row table:style-name="ro1"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44">
            <text:p>0.44</text:p>
          </table:table-cell>
          <table:table-cell office:value-type="float" office:value="7.6">
            <text:p>7.6</text:p>
          </table:table-cell>
          <table:table-cell/>
          <table:table-cell office:value-type="string">
            <text:p>jorge</text:p>
          </table:table-cell>
          <table:table-cell office:value-type="float" office:value="20">
            <text:p>2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9">
            <text:p>0.39</text:p>
          </table:table-cell>
          <table:table-cell office:value-type="float" office:value="3.88">
            <text:p>3.8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4">
            <text:p>0.34</text:p>
          </table:table-cell>
          <table:table-cell office:value-type="float" office:value="1.58">
            <text:p>1.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office:value-type="float" office:value="0.77">
            <text:p>0.77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.29">
            <text:p>0.29</text:p>
          </table:table-cell>
        </table:table-row>
        <table:table-row table:style-name="ro1"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76">
            <text:p>0.76</text:p>
          </table:table-cell>
          <table:table-cell office:value-type="float" office:value="49.38">
            <text:p>49.38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  <table:table-cell/>
          <table:table-cell office:value-type="string">
            <text:p>joselito</text:p>
          </table:table-cell>
          <table:table-cell office:value-type="float" office:value="20">
            <text:p>20</text:p>
          </table:table-cell>
          <table:table-cell office:value-type="float" office:value="0.61">
            <text:p>0.61</text:p>
          </table:table-cell>
          <table:table-cell office:value-type="float" office:value="25.55">
            <text:p>25.5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1">
            <text:p>0.61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4">
            <text:p>0.54</text:p>
          </table:table-cell>
          <table:table-cell office:value-type="float" office:value="16.31">
            <text:p>16.3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1">
            <text:p>0.41</text:p>
          </table:table-cell>
          <table:table-cell office:value-type="float" office:value="5.19">
            <text:p>5.1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3">
            <text:p>0.43</text:p>
          </table:table-cell>
          <table:table-cell office:value-type="float" office:value="6.54">
            <text:p>6.54</text:p>
          </table:table-cell>
        </table:table-row>
        <table:table-row table:style-name="ro1"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81">
            <text:p>0.81</text:p>
          </table:table-cell>
          <table:table-cell office:value-type="float" office:value="59.87">
            <text:p>59.87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75">
            <text:p>0.75</text:p>
          </table:table-cell>
          <table:table-cell office:value-type="float" office:value="48.15">
            <text:p>48.15</text:p>
          </table:table-cell>
          <table:table-cell/>
          <table:table-cell office:value-type="string">
            <text:p>julio</text:p>
          </table:table-cell>
          <table:table-cell office:value-type="float" office:value="20">
            <text:p>20</text:p>
          </table:table-cell>
          <table:table-cell office:value-type="float" office:value="0.72">
            <text:p>0.72</text:p>
          </table:table-cell>
          <table:table-cell office:value-type="float" office:value="42.31">
            <text:p>42.3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64">
            <text:p>0.64</text:p>
          </table:table-cell>
          <table:table-cell office:value-type="float" office:value="29.09">
            <text:p>29.0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66">
            <text:p>0.66</text:p>
          </table:table-cell>
          <table:table-cell office:value-type="float" office:value="32.88">
            <text:p>32.8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5">
            <text:p>0.55</text:p>
          </table:table-cell>
          <table:table-cell office:value-type="float" office:value="17.71">
            <text:p>17.7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4">
            <text:p>0.44</text:p>
          </table:table-cell>
          <table:table-cell office:value-type="float" office:value="7.28">
            <text:p>7.2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6">
            <text:p>0.36</text:p>
          </table:table-cell>
          <table:table-cell office:value-type="float" office:value="2.45">
            <text:p>2.45</text:p>
          </table:table-cell>
        </table:table-row>
        <table:table-row table:style-name="ro1"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51">
            <text:p>0.51</text:p>
          </table:table-cell>
          <table:table-cell office:value-type="float" office:value="13.68">
            <text:p>13.68</text:p>
          </table:table-cell>
          <table:table-cell/>
          <table:table-cell office:value-type="string">
            <text:p>lucas</text:p>
          </table:table-cell>
          <table:table-cell office:value-type="float" office:value="20">
            <text:p>20</text:p>
          </table:table-cell>
          <table:table-cell office:value-type="float" office:value="0.5">
            <text:p>0.5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1">
            <text:p>0.51</text:p>
          </table:table-cell>
          <table:table-cell office:value-type="float" office:value="13.68">
            <text:p>13.6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6">
            <text:p>0.46</text:p>
          </table:table-cell>
          <table:table-cell office:value-type="float" office:value="9.09">
            <text:p>9.0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4">
            <text:p>0.44</text:p>
          </table:table-cell>
          <table:table-cell office:value-type="float" office:value="7.13">
            <text:p>7.1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4.56">
            <text:p>4.5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1">
            <text:p>0.3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57">
            <text:p>0.57</text:p>
          </table:table-cell>
          <table:table-cell office:value-type="float" office:value="19.91">
            <text:p>19.91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  <table:table-cell/>
          <table:table-cell office:value-type="string">
            <text:p>lucio</text:p>
          </table:table-cell>
          <table:table-cell office:value-type="float" office:value="20">
            <text:p>2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51">
            <text:p>0.51</text:p>
          </table:table-cell>
          <table:table-cell office:value-type="float" office:value="13.06">
            <text:p>13.0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3">
            <text:p>0.53</text:p>
          </table:table-cell>
          <table:table-cell office:value-type="float" office:value="14.97">
            <text:p>14.97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6">
            <text:p>0.46</text:p>
          </table:table-cell>
          <table:table-cell office:value-type="float" office:value="8.58">
            <text:p>8.5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1">
            <text:p>0.31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office:value-type="float" office:value="0.47">
            <text:p>0.4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46">
            <text:p>0.46</text:p>
          </table:table-cell>
          <table:table-cell office:value-type="float" office:value="8.58">
            <text:p>8.58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38">
            <text:p>0.38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luis</text:p>
          </table:table-cell>
          <table:table-cell office:value-type="float" office:value="20">
            <text:p>20</text:p>
          </table:table-cell>
          <table:table-cell office:value-type="float" office:value="0.39">
            <text:p>0.39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34">
            <text:p>0.34</text:p>
          </table:table-cell>
          <table:table-cell office:value-type="float" office:value="1.58">
            <text:p>1.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6">
            <text:p>0.36</text:p>
          </table:table-cell>
          <table:table-cell office:value-type="float" office:value="2.61">
            <text:p>2.6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49">
            <text:p>0.49</text:p>
          </table:table-cell>
          <table:table-cell office:value-type="float" office:value="11.5">
            <text:p>11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2">
            <text:p>0.42</text:p>
          </table:table-cell>
          <table:table-cell office:value-type="float" office:value="5.85">
            <text:p>5.8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2">
            <text:p>0.42</text:p>
          </table:table-cell>
          <table:table-cell office:value-type="float" office:value="5.85">
            <text:p>5.85</text:p>
          </table:table-cell>
        </table:table-row>
        <table:table-row table:style-name="ro1"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59">
            <text:p>0.59</text:p>
          </table:table-cell>
          <table:table-cell office:value-type="float" office:value="23.05">
            <text:p>23.05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47">
            <text:p>0.47</text:p>
          </table:table-cell>
          <table:table-cell office:value-type="float" office:value="10.15">
            <text:p>10.15</text:p>
          </table:table-cell>
          <table:table-cell/>
          <table:table-cell office:value-type="string">
            <text:p>marcelo</text:p>
          </table:table-cell>
          <table:table-cell office:value-type="float" office:value="20">
            <text:p>20</text:p>
          </table:table-cell>
          <table:table-cell office:value-type="float" office:value="0.49">
            <text:p>0.49</text:p>
          </table:table-cell>
          <table:table-cell office:value-type="float" office:value="11.28">
            <text:p>11.2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8">
            <text:p>0.48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7">
            <text:p>0.37</text:p>
          </table:table-cell>
          <table:table-cell office:value-type="float" office:value="3.22">
            <text:p>3.2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42">
            <text:p>0.42</text:p>
          </table:table-cell>
          <table:table-cell office:value-type="float" office:value="6.23">
            <text:p>6.23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7">
            <text:p>0.37</text:p>
          </table:table-cell>
          <table:table-cell office:value-type="float" office:value="2.92">
            <text:p>2.9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8">
            <text:p>0.38</text:p>
          </table:table-cell>
          <table:table-cell office:value-type="float" office:value="3.43">
            <text:p>3.43</text:p>
          </table:table-cell>
        </table:table-row>
        <table:table-row table:style-name="ro1"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64">
            <text:p>0.64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theus</text:p>
          </table:table-cell>
          <table:table-cell office:value-type="float" office:value="20">
            <text:p>20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16">
            <text:p>0.16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32">
            <text:p>0.32</text:p>
          </table:table-cell>
          <table:table-cell office:value-type="float" office:value="0.97">
            <text:p>0.97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33">
            <text:p>0.33</text:p>
          </table:table-cell>
          <table:table-cell office:value-type="float" office:value="1.36">
            <text:p>1.36</text:p>
          </table:table-cell>
          <table:table-cell/>
          <table:table-cell office:value-type="string">
            <text:p>willian</text:p>
          </table:table-cell>
          <table:table-cell office:value-type="float" office:value="20">
            <text:p>20</text:p>
          </table:table-cell>
          <table:table-cell office:value-type="float" office:value="0.34">
            <text:p>0.34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29">
            <text:p>0.29</text:p>
          </table:table-cell>
          <table:table-cell office:value-type="float" office:value="0.38">
            <text:p>0.3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32">
            <text:p>0.3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36">
            <text:p>0.3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3">
            <text:p>0.33</text:p>
          </table:table-cell>
          <table:table-cell office:value-type="float" office:value="1.27">
            <text:p>1.2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office:value-type="float" office:value="0.96">
            <text:p>0.96</text:p>
          </table:table-cell>
        </table:table-row>
        <table:table-row table:style-name="ro1"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C3];[.C6];[.C9];[.C12];[.C15];[.C18];[.C21];[.C24];[.C27];[.C30];[.C33];[.C36];[.C39];[.C42];[.C45];[.C48];[.C51])" office:value-type="float" office:value="0.58">
            <text:p>0.58</text:p>
          </table:table-cell>
          <table:table-cell table:style-name="ce2" table:formula="of:=AVERAGE([.D3];[.D#RIF!];[.D6];[.D9];[.D12];[.D15];[.D18];[.D21];[.D24];[.D27];[.D30];[.D33];[.D36];[.D39];[.D42];[.D#RIF!];[.D45];[.D48];[.D51])" office:value-type="float" office:value="0">
            <text:p>#RIF!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H3];[.H#RIF!];[.H6];[.H9];[.H12];[.H15];[.H18];[.H21];[.H24];[.H27];[.H30];[.H33];[.H36];[.H39];[.H42];[.H#RIF!];[.H45];[.H48];[.H51])" office:value-type="float" office:value="0">
            <text:p>#RIF!</text:p>
          </table:table-cell>
          <table:table-cell table:style-name="ce2" table:formula="of:=AVERAGE([.I3];[.I#RIF!];[.I6];[.I9];[.I12];[.I15];[.I18];[.I21];[.I24];[.I27];[.I30];[.I33];[.I36];[.I39];[.I42];[.I#RIF!];[.I45];[.I48];[.I51])" office:value-type="float" office:value="0">
            <text:p>#RIF!</text:p>
          </table:table-cell>
          <table:table-cell/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style-name="ce2" table:formula="of:=AVERAGE([.M3];[.M#RIF!];[.M6];[.M9];[.M12];[.M15];[.M18];[.M21];[.M24];[.M27];[.M30];[.M33];[.M36];[.M39];[.M42];[.M#RIF!];[.M45];[.M48];[.M51])" office:value-type="float" office:value="0">
            <text:p>#RIF!</text:p>
          </table:table-cell>
          <table:table-cell table:style-name="ce2" table:formula="of:=AVERAGE([.N3];[.N#RIF!];[.N6];[.N9];[.N12];[.N15];[.N18];[.N21];[.N24];[.N27];[.N30];[.N33];[.N36];[.N39];[.N42];[.N#RIF!];[.N45];[.N48];[.N51])" office:value-type="float" office:value="0">
            <text:p>#RIF!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table:formula="of:=AVERAGE([.C4];[.C#RIF!];[.C7];[.C10];[.C13];[.C16];[.C19];[.C22];[.C25];[.C28];[.C31];[.C34];[.C37];[.C40];[.C43];[.C#RIF!];[.C46];[.C49];[.C52])" office:value-type="float" office:value="0">
            <text:p>#RIF!</text:p>
          </table:table-cell>
          <table:table-cell table:style-name="ce2" table:formula="of:=AVERAGE([.D4];[.D#RIF!];[.D7];[.D10];[.D13];[.D16];[.D19];[.D22];[.D25];[.D28];[.D31];[.D34];[.D37];[.D40];[.D43];[.D#RIF!];[.D46];[.D49];[.D52])" office:value-type="float" office:value="0">
            <text:p>#RIF!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table:formula="of:=AVERAGE([.H4];[.H#RIF!];[.H7];[.H10];[.H13];[.H16];[.H19];[.H22];[.H25];[.H28];[.H31];[.H34];[.H37];[.H40];[.H43];[.H#RIF!];[.H46];[.H49];[.H52])" office:value-type="float" office:value="0">
            <text:p>#RIF!</text:p>
          </table:table-cell>
          <table:table-cell table:style-name="ce2" table:formula="of:=AVERAGE([.I4];[.I#RIF!];[.I7];[.I10];[.I13];[.I16];[.I19];[.I22];[.I25];[.I28];[.I31];[.I34];[.I37];[.I40];[.I43];[.I#RIF!];[.I46];[.I49];[.I52])" office:value-type="float" office:value="0">
            <text:p>#RIF!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 table:formula="of:=AVERAGE([.M4];[.M#RIF!];[.M7];[.M10];[.M13];[.M16];[.M19];[.M22];[.M25];[.M28];[.M31];[.M34];[.M37];[.M40];[.M43];[.M#RIF!];[.M46];[.M49];[.M52])" office:value-type="float" office:value="0">
            <text:p>#RIF!</text:p>
          </table:table-cell>
          <table:table-cell table:style-name="ce2" table:formula="of:=AVERAGE([.N4];[.N#RIF!];[.N7];[.N10];[.N13];[.N16];[.N19];[.N22];[.N25];[.N28];[.N31];[.N34];[.N37];[.N40];[.N43];[.N#RIF!];[.N46];[.N49];[.N52])" office:value-type="float" office:value="0">
            <text:p>#RIF!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table:formula="of:=AVERAGE([.C5];[.C#RIF!];[.C8];[.C11];[.C14];[.C17];[.C20];[.C23];[.C26];[.C29];[.C32];[.C35];[.C38];[.C41];[.C44];[.C#RIF!];[.C47];[.C50];[.C53])" office:value-type="float" office:value="0">
            <text:p>#RIF!</text:p>
          </table:table-cell>
          <table:table-cell table:style-name="ce2" table:formula="of:=AVERAGE([.D5];[.D#RIF!];[.D8];[.D11];[.D14];[.D17];[.D20];[.D23];[.D26];[.D29];[.D32];[.D35];[.D38];[.D41];[.D44];[.D#RIF!];[.D47];[.D50];[.D53])" office:value-type="float" office:value="0">
            <text:p>#RIF!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table:formula="of:=AVERAGE([.H5];[.H#RIF!];[.H8];[.H11];[.H14];[.H17];[.H20];[.H23];[.H26];[.H29];[.H32];[.H35];[.H38];[.H41];[.H44];[.H#RIF!];[.H47];[.H50];[.H53])" office:value-type="float" office:value="0">
            <text:p>#RIF!</text:p>
          </table:table-cell>
          <table:table-cell table:style-name="ce2" table:formula="of:=AVERAGE([.I5];[.I#RIF!];[.I8];[.I11];[.I14];[.I17];[.I20];[.I23];[.I26];[.I29];[.I32];[.I35];[.I38];[.I41];[.I44];[.I#RIF!];[.I47];[.I50];[.I53])" office:value-type="float" office:value="0">
            <text:p>#RIF!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2" table:formula="of:=AVERAGE([.M5];[.M#RIF!];[.M8];[.M11];[.M14];[.M17];[.M20];[.M23];[.M26];[.M29];[.M32];[.M35];[.M38];[.M41];[.M44];[.M#RIF!];[.M47];[.M50];[.M53])" office:value-type="float" office:value="0">
            <text:p>#RIF!</text:p>
          </table:table-cell>
          <table:table-cell table:style-name="ce2" table:formula="of:=AVERAGE([.N5];[.N#RIF!];[.N8];[.N11];[.N14];[.N17];[.N20];[.N23];[.N26];[.N29];[.N32];[.N35];[.N38];[.N41];[.N44];[.N#RIF!];[.N47];[.N50];[.N53])" office:value-type="float" office:value="0">
            <text:p>#RIF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19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0" number:min-integer-digits="3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10/27/2014</text:date>, <text:time>16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5M42S</meta:editing-duration>
    <meta:editing-cycles>10</meta:editing-cycles>
    <meta:generator>OpenOffice/4.1.0$Win32 OpenOffice.org_project/410m18$Build-9764</meta:generator>
    <dc:date>2014-10-27T16:40:56.30</dc:date>
    <dc:creator>Flavio Ferrara</dc:creator>
    <meta:document-statistic meta:table-count="3" meta:cell-count="1726" meta:object-count="0"/>
    <meta:user-defined meta:name="Info 1"/>
    <meta:user-defined meta:name="Info 2"/>
    <meta:user-defined meta:name="Info 3"/>
    <meta:user-defined meta:name="Info 4"/>
  </office:meta>
</office:document-meta>
</file>